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22c5d" officeooo:paragraph-rsid="00222c5d"/>
    </style:style>
    <style:style style:name="P3" style:family="paragraph" style:parent-style-name="Text_20_body">
      <style:text-properties officeooo:rsid="00222c5d" officeooo:paragraph-rsid="002aaa88"/>
    </style:style>
    <style:style style:name="P4" style:family="paragraph" style:parent-style-name="Standard">
      <style:paragraph-properties fo:text-align="center" style:justify-single-word="false"/>
      <style:text-properties fo:language="en" fo:country="US" officeooo:rsid="001f41a2" officeooo:paragraph-rsid="001f41a2"/>
    </style:style>
    <style:style style:name="P5" style:family="paragraph" style:parent-style-name="Standard">
      <style:paragraph-properties fo:margin-left="0cm" fo:margin-right="0cm" fo:text-align="center" style:justify-single-word="false" fo:text-indent="0cm" style:auto-text-indent="false"/>
      <style:text-properties fo:language="en" fo:country="US" officeooo:rsid="001f41a2" officeooo:paragraph-rsid="001f41a2"/>
    </style:style>
    <style:style style:name="P6" style:family="paragraph" style:parent-style-name="Standard">
      <style:paragraph-properties fo:text-align="center" style:justify-single-word="false"/>
      <style:text-properties fo:font-size="15pt" fo:language="en" fo:country="US" officeooo:rsid="001f41a2" officeooo:paragraph-rsid="001f41a2" style:font-size-asian="15pt" style:font-size-complex="15pt"/>
    </style:style>
    <style:style style:name="P7" style:family="paragraph" style:parent-style-name="Standard">
      <style:paragraph-properties fo:text-align="end" style:justify-single-word="false"/>
      <style:text-properties fo:font-size="15pt" fo:language="en" fo:country="US" officeooo:rsid="001f41a2" officeooo:paragraph-rsid="001f41a2" style:font-size-asian="15pt" style:font-size-complex="15pt"/>
    </style:style>
    <style:style style:name="P8" style:family="paragraph" style:parent-style-name="Standard">
      <style:paragraph-properties fo:text-align="start" style:justify-single-word="false">
        <style:tab-stops>
          <style:tab-stop style:position="11.195cm"/>
        </style:tab-stops>
      </style:paragraph-properties>
      <style:text-properties fo:font-size="15pt" fo:language="en" fo:country="US" officeooo:rsid="001f41a2" officeooo:paragraph-rsid="00203f13" style:font-size-asian="15pt" style:font-size-complex="15pt"/>
    </style:style>
    <style:style style:name="P9" style:family="paragraph" style:parent-style-name="Standard">
      <style:paragraph-properties fo:text-align="start" style:justify-single-word="false">
        <style:tab-stops>
          <style:tab-stop style:position="0.947cm"/>
          <style:tab-stop style:position="1.727cm"/>
          <style:tab-stop style:position="1.949cm"/>
          <style:tab-stop style:position="5.403cm"/>
          <style:tab-stop style:position="11.001cm" style:type="right"/>
        </style:tab-stops>
      </style:paragraph-properties>
      <style:text-properties fo:font-size="12pt" fo:language="en" fo:country="US" officeooo:rsid="001f41a2" officeooo:paragraph-rsid="001f41a2" style:font-size-asian="10.5pt" style:font-size-complex="12pt"/>
    </style:style>
    <style:style style:name="P10" style:family="paragraph" style:parent-style-name="Standard">
      <style:paragraph-properties fo:text-align="start" style:justify-single-word="false">
        <style:tab-stops>
          <style:tab-stop style:position="11.195cm"/>
        </style:tab-stops>
      </style:paragraph-properties>
      <style:text-properties fo:font-size="12pt" fo:language="en" fo:country="US" officeooo:rsid="001f41a2" officeooo:paragraph-rsid="00203f13" style:font-size-asian="12pt" style:font-size-complex="12pt"/>
    </style:style>
    <style:style style:name="P11" style:family="paragraph" style:parent-style-name="Standard">
      <style:text-properties officeooo:rsid="00203f13" officeooo:paragraph-rsid="00203f13"/>
    </style:style>
    <style:style style:name="P12" style:family="paragraph" style:parent-style-name="Text_20_body">
      <style:text-properties officeooo:rsid="00265d7f" officeooo:paragraph-rsid="00265d7f"/>
    </style:style>
    <style:style style:name="P13" style:family="paragraph" style:parent-style-name="Text_20_body">
      <style:text-properties officeooo:rsid="002806e6" officeooo:paragraph-rsid="002806e6"/>
    </style:style>
    <style:style style:name="P14" style:family="paragraph" style:parent-style-name="Text_20_body">
      <style:paragraph-properties fo:margin-left="0cm" fo:margin-right="0cm" fo:text-indent="0cm" style:auto-text-indent="false"/>
      <style:text-properties officeooo:rsid="002806e6" officeooo:paragraph-rsid="002806e6"/>
    </style:style>
    <style:style style:name="P15" style:family="paragraph" style:parent-style-name="Text_20_body">
      <style:text-properties officeooo:rsid="0028df63" officeooo:paragraph-rsid="0028df63"/>
    </style:style>
    <style:style style:name="P16" style:family="paragraph" style:parent-style-name="Text_20_body">
      <style:text-properties officeooo:rsid="002aaa88" officeooo:paragraph-rsid="002aaa88"/>
    </style:style>
    <style:style style:name="P17" style:family="paragraph" style:parent-style-name="Text_20_body">
      <style:text-properties officeooo:rsid="002bee60" officeooo:paragraph-rsid="002bee60"/>
    </style:style>
    <style:style style:name="P18" style:family="paragraph" style:parent-style-name="Text_20_body">
      <style:text-properties style:font-name="Liberation Mono" fo:font-size="11pt" fo:font-weight="bold" officeooo:rsid="001f41a2" officeooo:paragraph-rsid="001f41a2" style:font-name-asian="Liberation Serif" style:font-size-asian="11pt" style:font-weight-asian="bold" style:font-name-complex="Liberation Serif" style:font-size-complex="11pt" style:font-weight-complex="bold"/>
    </style:style>
    <style:style style:name="P19" style:family="paragraph" style:parent-style-name="Text_20_body">
      <style:paragraph-properties>
        <style:tab-stops>
          <style:tab-stop style:position="1.699cm"/>
          <style:tab-stop style:position="2.729cm"/>
          <style:tab-stop style:position="6.406cm"/>
        </style:tab-stops>
      </style:paragraph-properties>
      <style:text-properties style:font-name="Liberation Mono" fo:font-size="11pt" fo:font-weight="bold" officeooo:rsid="001f41a2" officeooo:paragraph-rsid="001f41a2" style:font-name-asian="Liberation Serif" style:font-size-asian="11pt" style:font-weight-asian="bold" style:font-name-complex="Liberation Serif" style:font-size-complex="11pt" style:font-weight-complex="bold"/>
    </style:style>
    <style:style style:name="P20" style:family="paragraph" style:parent-style-name="Text_20_body">
      <style:paragraph-properties>
        <style:tab-stops>
          <style:tab-stop style:position="1.699cm"/>
          <style:tab-stop style:position="6.406cm"/>
        </style:tab-stops>
      </style:paragraph-properties>
      <style:text-properties style:font-name="Liberation Mono" fo:font-size="11pt" fo:font-weight="bold" officeooo:rsid="001f41a2" officeooo:paragraph-rsid="001f41a2" style:font-name-asian="Liberation Serif" style:font-size-asian="11pt" style:font-weight-asian="bold" style:font-name-complex="Liberation Serif" style:font-size-complex="11pt" style:font-weight-complex="bold"/>
    </style:style>
    <style:style style:name="P21" style:family="paragraph" style:parent-style-name="Text_20_body">
      <style:paragraph-properties>
        <style:tab-stops>
          <style:tab-stop style:position="1.699cm"/>
          <style:tab-stop style:position="6.406cm"/>
        </style:tab-stops>
      </style:paragraph-properties>
      <style:text-properties style:font-name="Liberation Mono" fo:font-size="11pt" fo:font-weight="bold" officeooo:rsid="001f41a2" officeooo:paragraph-rsid="001f41a2" style:font-size-asian="11pt" style:font-weight-asian="bold" style:font-size-complex="11pt" style:font-weight-complex="bold"/>
    </style:style>
    <style:style style:name="P22" style:family="paragraph" style:parent-style-name="Text_20_body">
      <style:paragraph-properties>
        <style:tab-stops>
          <style:tab-stop style:position="1.699cm"/>
          <style:tab-stop style:position="2.729cm"/>
          <style:tab-stop style:position="6.406cm"/>
        </style:tab-stops>
      </style:paragraph-properties>
      <style:text-properties style:font-name="Liberation Mono" fo:font-size="11pt" fo:font-weight="bold" officeooo:rsid="001f41a2" officeooo:paragraph-rsid="001f41a2" style:font-size-asian="11pt" style:font-weight-asian="bold" style:font-size-complex="11pt" style:font-weight-complex="bold"/>
    </style:style>
    <style:style style:name="P23" style:family="paragraph" style:parent-style-name="Heading_20_1">
      <style:paragraph-properties fo:text-align="center" style:justify-single-word="false"/>
    </style:style>
    <style:style style:name="P24" style:family="paragraph" style:parent-style-name="Heading_20_2">
      <style:paragraph-properties fo:break-before="page"/>
      <style:text-properties officeooo:paragraph-rsid="001f41a2"/>
    </style:style>
    <style:style style:name="P25" style:family="paragraph" style:parent-style-name="Heading_20_3">
      <style:text-properties officeooo:rsid="00222c5d" officeooo:paragraph-rsid="00222c5d"/>
    </style:style>
    <style:style style:name="P26" style:family="paragraph" style:parent-style-name="Heading_20_3">
      <style:text-properties officeooo:paragraph-rsid="002bee60"/>
    </style:style>
    <style:style style:name="P27" style:family="paragraph" style:parent-style-name="Standard" style:list-style-name="L1">
      <style:paragraph-properties fo:text-align="start" style:justify-single-word="false">
        <style:tab-stops>
          <style:tab-stop style:position="0.947cm"/>
          <style:tab-stop style:position="1.727cm"/>
          <style:tab-stop style:position="1.949cm"/>
          <style:tab-stop style:position="5.403cm"/>
          <style:tab-stop style:position="11.001cm" style:type="right"/>
        </style:tab-stops>
      </style:paragraph-properties>
      <style:text-properties fo:font-size="12pt" fo:language="en" fo:country="US" officeooo:rsid="001f41a2" officeooo:paragraph-rsid="001f41a2" style:font-size-asian="10.5pt" style:font-size-complex="12pt"/>
    </style:style>
    <style:style style:name="P28" style:family="paragraph" style:parent-style-name="Text_20_body" style:list-style-name="L2"/>
    <style:style style:name="T1" style:family="text">
      <style:text-properties officeooo:rsid="001f41a2"/>
    </style:style>
    <style:style style:name="T2" style:family="text">
      <style:text-properties style:font-name-asian="Liberation Serif" style:font-name-complex="Liberation Serif"/>
    </style:style>
    <style:style style:name="T3" style:family="text">
      <style:text-properties style:font-name="Cantarell" fo:font-weight="normal" style:font-name-asian="Liberation Serif" style:font-weight-asian="normal" style:font-name-complex="Liberation Serif" style:font-weight-complex="normal"/>
    </style:style>
    <style:style style:name="T4" style:family="text">
      <style:text-properties style:font-name="Liberation Mono"/>
    </style:style>
    <style:style style:name="T5" style:family="text">
      <style:text-properties style:font-name="Liberation Mono" fo:font-size="12pt" fo:language="en" fo:country="US" fo:font-weight="normal" style:font-size-asian="10.5pt" style:font-weight-asian="normal" style:font-size-complex="12pt" style:font-weight-complex="normal"/>
    </style:style>
    <style:style style:name="T6" style:family="text">
      <style:text-properties style:font-name="Liberation Mono" fo:font-size="12pt" fo:language="en" fo:country="US" fo:font-weight="normal" officeooo:rsid="00203f13" style:font-size-asian="10.5pt" style:font-weight-asian="normal" style:font-size-complex="12pt" style:font-weight-complex="normal"/>
    </style:style>
    <style:style style:name="T7" style:family="text">
      <style:text-properties style:font-name="Liberation Mono" officeooo:rsid="00265d7f"/>
    </style:style>
    <style:style style:name="T8" style:family="text">
      <style:text-properties fo:font-size="12pt" style:font-size-asian="12pt" style:font-size-complex="12pt"/>
    </style:style>
    <style:style style:name="T9" style:family="text">
      <style:text-properties fo:font-size="12pt" officeooo:rsid="00203f13" style:font-size-asian="12pt" style:font-size-complex="12pt"/>
    </style:style>
    <style:style style:name="T10" style:family="text">
      <style:text-properties style:font-name="Liberation Serif1" fo:font-size="12pt" fo:language="en" fo:country="US" style:font-size-asian="10.5pt" style:font-size-complex="12pt"/>
    </style:style>
    <style:style style:name="T11" style:family="text">
      <style:text-properties style:font-name="Liberation Serif1" fo:font-size="12pt" fo:language="en" fo:country="US" officeooo:rsid="00203f13" style:font-size-asian="10.5pt" style:font-size-complex="12pt"/>
    </style:style>
    <style:style style:name="T12" style:family="text">
      <style:text-properties style:font-name="Liberation Serif1" fo:font-size="12pt" fo:language="en" fo:country="US" fo:font-weight="normal" style:font-size-asian="10.5pt" style:font-weight-asian="normal" style:font-size-complex="12pt" style:font-weight-complex="normal"/>
    </style:style>
    <style:style style:name="T13" style:family="text">
      <style:text-properties style:font-name="Liberation Serif1" fo:font-size="12pt" fo:language="en" fo:country="US" fo:font-weight="normal" officeooo:rsid="00203f13" style:font-size-asian="10.5pt" style:font-weight-asian="normal" style:font-size-complex="12pt" style:font-weight-complex="normal"/>
    </style:style>
    <style:style style:name="T14" style:family="text">
      <style:text-properties officeooo:rsid="00222c5d"/>
    </style:style>
    <style:style style:name="T15" style:family="text">
      <style:text-properties officeooo:rsid="00265d7f"/>
    </style:style>
    <style:style style:name="T16" style:family="text">
      <style:text-properties officeooo:rsid="0028df63"/>
    </style:style>
    <style:style style:name="T17" style:family="text">
      <style:text-properties fo:font-size="10pt" style:font-size-asian="10pt" style:font-size-complex="10pt"/>
    </style:style>
    <style:style style:name="T18" style:family="text">
      <style:text-properties officeooo:rsid="002e4207"/>
    </style:style>
    <style:style style:name="T19" style:family="text">
      <style:text-properties officeooo:rsid="0030a130"/>
    </style:style>
    <style:style style:name="T20" style:family="text">
      <style:text-properties officeooo:rsid="00310d26"/>
    </style:style>
    <style:style style:name="T21" style:family="text">
      <style:text-properties officeooo:rsid="00311e5e"/>
    </style:style>
    <style:style style:name="T22" style:family="text">
      <style:text-properties fo:font-size="9pt" style:font-size-asian="9pt" style:font-size-complex="9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rno University of Technology</text:p>
      <text:p text:style-name="P6">Faculty of Information Technology</text:p>
      <text:p text:style-name="P6"/>
      <text:p text:style-name="P4"/>
      <text:p text:style-name="P4"/>
      <text:p text:style-name="P5"/>
      <text:p text:style-name="P4"/>
      <text:p text:style-name="P4"/>
      <text:p text:style-name="P5"/>
      <text:p text:style-name="P4"/>
      <text:h text:style-name="P23" text:outline-level="1">WAP Course Project</text:h>
      <text:h text:style-name="P23" text:outline-level="1">Educational Web Application About Web Vulnerabilities</text:h>
      <text:p text:style-name="P4"/>
      <text:p text:style-name="P7"/>
      <text:p text:style-name="P7"/>
      <text:p text:style-name="P7"/>
      <text:p text:style-name="P7"/>
      <text:p text:style-name="P7"/>
      <text:p text:style-name="P7"/>
      <text:p text:style-name="P7"/>
      <text:p text:style-name="P7"/>
      <text:p text:style-name="P7"/>
      <text:p text:style-name="P8"><text:span text:style-name="T9"><text:tab/>J</text:span><text:span text:style-name="T8">an Zboři</text:span><text:span text:style-name="T9">l</text:span></text:p>
      <text:p text:style-name="P10"><text:tab/>xzbori20@stud.fit.vutbr.cz</text:p>
      <text:h text:style-name="P24" text:outline-level="2">General overview</text:h>
      <text:p text:style-name="Standard">This web application for educational purposes demonstrate<text:span text:style-name="T21">s</text:span> few common vulnerabilities often found in web applications. In forms of labs, the user can learn how to exploit these vulnerabilities and how to prevent <text:span text:style-name="T19">such exploits</text:span>. The labs are targeting simulated web servers, which are vulnerable to specific exploits. The exploits shown are usually the easiest to perform, but they are still very dangerous. However, <text:span text:style-name="T1">production</text:span> servers are normally immune to these most simple versions of the exploits. </text:p>
      <text:p text:style-name="P9">The application focuses on the following vulnerabilities: </text:p>
      <text:list text:style-name="L1">
        <text:list-item>
          <text:p text:style-name="P27">Stored XSS</text:p>
        </text:list-item>
        <text:list-item>
          <text:p text:style-name="P27">Reflected XSS</text:p>
        </text:list-item>
        <text:list-item>
          <text:p text:style-name="P27">Clickjacking</text:p>
        </text:list-item>
        <text:list-item>
          <text:p text:style-name="P27">CSRF (Cross-Site Request Forgery) </text:p>
        </text:list-item>
      </text:list>
      <text:p text:style-name="P9">In each lab, the user will learn how to prevent the vulnerability and can continue to <text:span text:style-name="T20">browse </text:span><text:span text:style-name="T21">through </text:span><text:span text:style-name="T20">linked </text:span>external sources <text:span text:style-name="T20">containing</text:span> more information about <text:span text:style-name="T20">given</text:span> vulnerability. </text:p>
      <text:h text:style-name="Heading_20_2" text:outline-level="2">Directory Structure</text:h>
      <text:p text:style-name="P18">root</text:p>
      <text:p text:style-name="P21"><text:span text:style-name="T2">┗<text:tab/>/api<text:tab/></text:span><text:span text:style-name="T3">client side JavaScript – page and lab logic</text:span></text:p>
      <text:p text:style-name="P21"><text:span text:style-name="T2"><text:tab/>/public<text:tab/></text:span><text:span text:style-name="T3">static files</text:span></text:p>
      <text:p text:style-name="P19"><text:tab/>┗ <text:tab/>fonts<text:tab/></text:p>
      <text:p text:style-name="P19"><text:tab/><text:tab/>images<text:tab/></text:p>
      <text:p text:style-name="P22"><text:span text:style-name="T2"><text:tab/><text:tab/>styles<text:tab/></text:span><text:span text:style-name="T3">CSS files</text:span></text:p>
      <text:p text:style-name="P21"><text:span text:style-name="T2"><text:tab/>/server-scripts<text:tab/></text:span><text:span text:style-name="T3">Server side scripts for runtime storage, etc.</text:span></text:p>
      <text:p text:style-name="P21"><text:span text:style-name="T2"><text:tab/>/views<text:tab/></text:span><text:span text:style-name="T3">EJS templates for HTML pages</text:span></text:p>
      <text:p text:style-name="P20"><text:tab/>Dockerfile<text:tab/></text:p>
      <text:p text:style-name="P20"><text:tab/>documentation.pdf<text:tab/></text:p>
      <text:p text:style-name="P21"><text:span text:style-name="T2"><text:tab/>index.mjs<text:tab/></text:span><text:span text:style-name="T3">main application file</text:span></text:p>
      <text:p text:style-name="P21"><text:span text:style-name="T2"><text:tab/>package.json<text:tab/></text:span><text:span text:style-name="T3">dependencies</text:span></text:p>
      <text:p text:style-name="P20"><text:tab/>README.md<text:tab/></text:p>
      <text:h text:style-name="Heading_20_2" text:outline-level="2"><text:soft-page-break/>Installation</text:h>
      <text:p text:style-name="Standard"><text:span text:style-name="T10">Application runs at </text:span><text:span text:style-name="T11">the </text:span><text:a xlink:type="simple" xlink:href="http://localhost:8000/" text:style-name="Internet_20_link" text:visited-style-name="Visited_20_Internet_20_Link"><text:span text:style-name="T6">http://localhost:8000</text:span></text:a><text:span text:style-name="T6">.</text:span><text:span text:style-name="T13"> Requirements are specified in the </text:span><text:span text:style-name="T6">package.json</text:span><text:span text:style-name="T13"> file. <text:s/></text:span><text:span text:style-name="T6">NodeJS</text:span><text:span text:style-name="T13"> and </text:span><text:span text:style-name="T6">npm</text:span><text:span text:style-name="T13"> have to be installed first. Install other dependencies using the </text:span><text:span text:style-name="T6">npm install</text:span><text:span text:style-name="T13"> command.</text:span></text:p>
      <text:h text:style-name="Heading_20_4" text:outline-level="4">Local Installation</text:h>
      <text:p text:style-name="P11"><text:span text:style-name="T12">Run the application via </text:span><text:span text:style-name="T5">npm start</text:span><text:span text:style-name="T12"> or </text:span><text:span text:style-name="T5">nodemon start</text:span><text:span text:style-name="T12">.</text:span></text:p>
      <text:h text:style-name="Heading_20_4" text:outline-level="4">Docker Local Build</text:h>
      <text:p text:style-name="P11"><text:span text:style-name="T12">Build the image via </text:span><text:span text:style-name="T5">docker</text:span><text:span text:style-name="T12"> </text:span><text:span text:style-name="T5">build -t wap .</text:span></text:p>
      <text:p text:style-name="P11"><text:span text:style-name="T12">Run the container using </text:span><text:span text:style-name="T5">docker run -p 8000:8000 wap</text:span></text:p>
      <text:h text:style-name="Heading_20_4" text:outline-level="4">Docker Hub <text:span text:style-name="T14">I</text:span>nstall<text:span text:style-name="T14">ation</text:span></text:h>
      <text:p text:style-name="P11"><text:span text:style-name="T12">See </text:span><text:a xlink:type="simple" xlink:href="https://hub.docker.com/repository/docker/rolllikerollo/wap/general" text:style-name="Internet_20_link" text:visited-style-name="Visited_20_Internet_20_Link"><text:span text:style-name="T12">https://hub.docker.com/repository/docker/rolllikerollo/wap/general</text:span></text:a></text:p>
      <text:p text:style-name="P11"><text:span text:style-name="T12">Pull the image: </text:span><text:span text:style-name="T5">docker pull rolllikerollo/wap:final</text:span></text:p>
      <text:p text:style-name="P11"><text:span text:style-name="T12">run the container using </text:span><text:span text:style-name="T5">docker run -p 8000:8000 rolllikerollo/wap:final</text:span></text:p>
      <text:h text:style-name="P25" text:outline-level="3">Used Technologies and application logic</text:h>
      <text:p text:style-name="P2">The app is build using JavaScript and Node.JS runtime. It uses the EJS as <text:span text:style-name="T20">its</text:span> templating engine. All logic is written in JavaScript, views are combination of HTML with EJS templates and styling is provided by plain CSS.</text:p>
      <text:p text:style-name="P2">The app contains of a HTML web interface which challenges the user to complete an easy task about the given topic – to carry out an attack <text:span text:style-name="T20">exploiting</text:span> a specific vulnerability. The app therefore simulates a web environment, where the user has access to the vulnerable website, and sometimes a special attacker website, both of which he uses to complete the assignment.</text:p>
      <text:p text:style-name="P2">Vulnerable pages inside the labs are views rendered inside an <text:span text:style-name="T4">iframe</text:span> tag. <text:s/><text:span text:style-name="T15">The pages inside the </text:span><text:span text:style-name="T7">iframe</text:span><text:span text:style-name="T15"> are intentionally made vulnerable either by not sanitizing their inputs or by not using the appropriate HTTP headers. In some cases, the lab web page communication with server is only simulated. This is the case when the entire communication is not necessarily needed to show the point of the attack. This approach </text:span><text:span text:style-name="T20">is used</text:span><text:span text:style-name="T15"> for the stored XSS attack, where the storage of the ‘web server’ is represented by local storage provided by the user’s web browser. The full server functionality with sending/receiving HTTP traffic is used, for example, in the reflected XSS attack lab. </text:span></text:p>
      <text:p text:style-name="P12"><text:soft-page-break/>The logic of the web server is in the <text:span text:style-name="T4">index.mjs</text:span> file. It creates and run<text:span text:style-name="T20">s</text:span> the app and provides the routes, views, responses to HTTP requests, cookies, etc. It utilizes function<text:span text:style-name="T20">s</text:span> defined in files located in the <text:span text:style-name="T4">server_scripts</text:span> directory, which act as a runtime storage for some labs. Deployment of a full fledged database seemed as an extra complication which is not needed, as any of the web page parts are not supposed to store permanent files.</text:p>
      <text:p text:style-name="P12">The server routing renders a requested website upon getting a <text:span text:style-name="T4">GET</text:span> or <text:span text:style-name="T4">POST</text:span> request, sometimes with an appropriate data embedded to the view using the EJS templates.</text:p>
      <text:p text:style-name="P13">The logic of the labs is written in client side JavaScript. Sometimes, this code only simulates the logic of the web server/web page, sometimes it sends requests to the actual server which runs the application. This is the case with stolen cookies during the stored XSS attack, where the script send the cookies to the server, which stores them and they can be retrieved by an ‘attacker’s site’.</text:p>
      <text:p text:style-name="P14"><text:tab/><text:span text:style-name="T16">Among the lab logic, the client side scripts contains various element listeners and other ways to modify or further improve the interactivity of the page. For example, the entire </text:span><text:span text:style-name="T21">c</text:span><text:span text:style-name="T16">lickjacking page is done using the client side JavaScript and local storage.</text:span></text:p>
      <text:p text:style-name="P13">All elements of the website are styled using CSS files, which can be rewritten to change the look. The most used colours are defined as variables at the top of a CSS file and thus can be changed once to change the all occurrences of the colour at a page.</text:p>
      <text:p text:style-name="P16">All files containing code are commented at the function level. A link is stated if the function is taken from online source.</text:p>
      <text:p text:style-name="P3">Entire application is ready to be containerized by using the attached Dockerfile.</text:p>
      <text:h text:style-name="P26" text:outline-level="3">The Labs</text:h>
      <text:h text:style-name="Heading_20_4" text:outline-level="4">Clickjacking</text:h>
      <text:p text:style-name="P17">The objective of the clickjacking lab is for the user to crate few users and then try to send money to one of them. Upon a click on send money button, the user, to which money was to be sent, <text:span text:style-name="T20">i</text:span>s delete<text:span text:style-name="T20">d</text:span>. This is because the lab user became a victim of clickjacking. The malicious <text:span text:style-name="T4">iframe</text:span> is then shown together with a paragraph about <text:s/>what happened, why, and what are the common defense mechanisms. A user <text:soft-page-break/>can open a safe version of the page, where the <text:span text:style-name="T4">iframe</text:span> is not loaded, because it’s web page is protected using the <text:span text:style-name="T4">Content-Security-Policy</text:span> header set to “<text:span text:style-name="T4">frame-ancestors none</text:span>”. </text:p>
      <text:p text:style-name="P17">The complete logic of this example is written as a client-side scripts. Only the <text:span text:style-name="T4">iframe</text:span> contents are fetched from the server. User database is simulated using local browser storage.</text:p>
      <text:h text:style-name="Heading_20_4" text:outline-level="4">Stored XSS</text:h>
      <text:p text:style-name="P17">Stored XSS lab presents user with two pages – one vulnerable to XSS and the second is supposed to simulate “attacker’s page or server”. </text:p>
      <text:p text:style-name="P17">User first has to examine the page and find a way how its weak security could be exploited. User has to successfully carry out a XSS attack via crafting a HTTP request which will send user’<text:span text:style-name="T20">s</text:span> cookie<text:span text:style-name="T20">s</text:span> to attacker’s server. <text:s/>The cookie to stole is not secure and is generated from user’s session ID <text:span text:style-name="T20">on the server</text:span>. This request is then stored on the server under the session ID and is fetched back to be shown on the “attacker’s website”. <text:s/>The logic of the lab is client side – this eliminates the possibility to infect the server with actual XSS code and display it to other users. Logic for storing and displaying the stolen cookies is on the server.</text:p>
      <text:h text:style-name="Heading_20_4" text:outline-level="4">Reflected XSS</text:h>
      <text:p text:style-name="P17">Reflected XSS lab challenges a user to examine a vulnerable website and craft a <text:s/>malicious link which could be use together with phishing or social engineering to make a victim to click it. In the example solution, the user is bamboozled by one very common viral video.</text:p>
      <text:p text:style-name="P17">The vulnerable also shows the simulated “browser search bar” with current url, where the <text:span text:style-name="T4">GET</text:span> parameters are encoded. This is to show user a malicious link which is then sent to the victims. This lab logic is completely on the server, so the “reflection” of the user input actually happens.</text:p>
      <text:h text:style-name="Heading_20_4" text:outline-level="4">CSRF</text:h>
      <text:p text:style-name="P17">CSRF or Cross-Site Request Forgery lab presents user with three interactive elements – first is the vulnerable bank website, where the victim is logged in, and <text:span text:style-name="T21">he</text:span> <text:span text:style-name="T21">is </text:span><text:s/>thus authenticated. Then there is a code editor (source [9]), where an user can directly write an HTML code which is rendered below and simulates a malicious blog. The goal of the user is to write a malicious script into the blog site, which will make a request to the bank site using the victim’s authenticated session. To be able <text:soft-page-break/>to this, attacker has to get accustomed to the bank page interface and to find correct IDs of elements to craft a request. During this, the user can use the authenticated session to send money as a victim, simulating the normal transfer. This victim-authenticated transfers are then showed together with the ones made by an attacker without directly manipulating the bank page.</text:p>
      <text:p text:style-name="P17">The logic of the bank site, editor and malicious blog is handled locally. However there is and endpoint at the server simulating the bank API, to which the malicious blog sends the request for money transfer. The server then stores the stolen money from the request to its runtime storage under a session ID key. This transaction logs can be retrieved by the victim’s bank account page and thus show the completed CSRF attack. </text:p>
      <text:h text:style-name="Heading_20_3" text:outline-level="3">Testing</text:h>
      <text:p text:style-name="P15">Testing was done manually by few real users both on the directly run and dockeri<text:span text:style-name="T18">s</text:span>ed version of the application. Reported bugs were remedied for.</text:p>
      <text:h text:style-name="Heading_20_3" text:outline-level="3">References</text:h>
      <text:list text:style-name="L2">
        <text:list-item>
          <text:p text:style-name="P28"><text:a xlink:type="simple" xlink:href="https://portswigger.net/web-security/cross-site-scripting/preventing" text:style-name="Internet_20_link" text:visited-style-name="Visited_20_Internet_20_Link"><text:span text:style-name="T22">https://portswigger.net/web-security/cross-site-scripting/preventing</text:span></text:a></text:p>
        </text:list-item>
        <text:list-item>
          <text:p text:style-name="P28"><text:a xlink:type="simple" xlink:href="https://portswigger.net/web-security/cross-site-scripting/stored" text:style-name="Internet_20_link" text:visited-style-name="Visited_20_Internet_20_Link"><text:span text:style-name="T22">https://portswigger.net/web-security/cross-site-scripting/stored</text:span></text:a></text:p>
        </text:list-item>
        <text:list-item>
          <text:p text:style-name="P28"><text:a xlink:type="simple" xlink:href="https://owasp.org/www-community/HttpOnly" text:style-name="Internet_20_link" text:visited-style-name="Visited_20_Internet_20_Link"><text:span text:style-name="T22">https://owasp.org/www-community/HttpOnly</text:span></text:a></text:p>
        </text:list-item>
        <text:list-item>
          <text:p text:style-name="P28"><text:a xlink:type="simple" xlink:href="https://owasp.org/www-community/attacks/xss/" text:style-name="Internet_20_link" text:visited-style-name="Visited_20_Internet_20_Link"><text:span text:style-name="T22">https://owasp.org/www-community/attacks/xss/</text:span></text:a></text:p>
        </text:list-item>
        <text:list-item>
          <text:p text:style-name="P28"><text:a xlink:type="simple" xlink:href="https://owasp.org/www-project-web-security-testing-guide/v41/4-Web_Application_Security_Testing/07-Input_Validation_Testing/01-Testing_for_Reflected_Cross_Site_Scripting.html" text:style-name="Internet_20_link" text:visited-style-name="Visited_20_Internet_20_Link"><text:span text:style-name="T22">https://owasp.org/www-project-web-security-testing-guide/v41/4-Web_Application_Security_Testing/07-Input_Validation_Testing/01-Testing_for_Reflected_Cross_Site_Scripting.html</text:span></text:a></text:p>
        </text:list-item>
        <text:list-item>
          <text:p text:style-name="P28"><text:a xlink:type="simple" xlink:href="https://portswigger.net/web-security/cross-site-scripting/reflected" text:style-name="Internet_20_link" text:visited-style-name="Visited_20_Internet_20_Link"><text:span text:style-name="T22">https://portswigger.net/web-security/cross-site-scripting/reflected</text:span></text:a></text:p>
        </text:list-item>
        <text:list-item>
          <text:p text:style-name="P28"><text:a xlink:type="simple" xlink:href="https://developer.mozilla.org/en-US/docs/Web/HTTP/Headers/Content-Security-Policy/frame-ancestors" text:style-name="Internet_20_link" text:visited-style-name="Visited_20_Internet_20_Link"><text:span text:style-name="T22">https://developer.mozilla.org/en-US/docs/Web/HTTP/Headers/Content-Security-Policy/frame-ancestors</text:span></text:a></text:p>
        </text:list-item>
        <text:list-item>
          <text:p text:style-name="P28"><text:a xlink:type="simple" xlink:href="https://cheatsheetseries.owasp.org/cheatsheets/Clickjacking_Defense_Cheat_Sheet.html" text:style-name="Internet_20_link" text:visited-style-name="Visited_20_Internet_20_Link"><text:span text:style-name="T22">https://cheatsheetseries.owasp.org/cheatsheets/Clickjacking_Defense_Cheat_Sheet.html</text:span></text:a></text:p>
        </text:list-item>
        <text:list-item>
          <text:p text:style-name="P28"><text:a xlink:type="simple" xlink:href="https://css-tricks.com/creating-an-editable-textarea-that-supports-syntax-highlighted-code/" text:style-name="Internet_20_link" text:visited-style-name="Visited_20_Internet_20_Link"><text:span text:style-name="T22">https://css-tricks.com/creating-an-editable-textarea-that-supports-syntax-highlighted-code/</text:span></text:a></text:p>
        </text:list-item>
        <text:list-item>
          <text:p text:style-name="P28"><text:a xlink:type="simple" xlink:href="https://www.youtube.com/watch?v=vRBihr41JTo" text:style-name="Internet_20_link" text:visited-style-name="Visited_20_Internet_20_Link"><text:span text:style-name="T22">https://www.youtube.com/watch?v=vRBihr41JTo</text:span></text:a></text:p>
        </text:list-item>
        <text:list-item>
          <text:p text:style-name="P28"><text:a xlink:type="simple" xlink:href="https://portswigger.net/web-security/csrf" text:style-name="Internet_20_link" text:visited-style-name="Visited_20_Internet_20_Link"><text:span text:style-name="T22">https://portswigger.net/web-security/csrf</text:span></text:a></text:p>
        </text:list-item>
        <text:list-item>
          <text:p text:style-name="P28"><text:a xlink:type="simple" xlink:href="https://owasp.org/www-community/attacks/csrf" text:style-name="Internet_20_link" text:visited-style-name="Visited_20_Internet_20_Link"><text:span text:style-name="T22">https://owasp.org/www-community/attacks/csrf</text:span></text:a></text:p>
        </text:list-item>
        <text:list-item>
          <text:p text:style-name="P28"><text:a xlink:type="simple" xlink:href="https://www.w3schools.com/howto/howto_js_autocomplete.asp" text:style-name="Internet_20_link" text:visited-style-name="Visited_20_Internet_20_Link"><text:span text:style-name="T22">https://www.w3schools.com/howto/howto_js_autocomplete.asp</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15%" fo:text-align="justify" style:justify-single-word="false" fo:text-indent="1cm" style:auto-text-indent="false" style:page-number="auto"/>
      <style:text-properties style:font-name="Noto Serif" fo:font-family="'Noto Serif'"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6</text:page-count></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20:57:41.115224175</meta:creation-date>
    <meta:generator>LibreOffice/7.5.1.2$Linux_X86_64 LibreOffice_project/50$Build-2</meta:generator>
    <dc:date>2023-04-07T20:48:42.519647959</dc:date>
    <meta:editing-duration>PT2H32M36S</meta:editing-duration>
    <meta:editing-cycles>17</meta:editing-cycles>
    <meta:document-statistic meta:table-count="0" meta:image-count="0" meta:object-count="0" meta:page-count="6" meta:paragraph-count="80" meta:word-count="1438" meta:character-count="9520" meta:non-whitespace-character-count="8137"/>
  </office:meta>
</office:document-meta>
</file>